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+---------------+--------+-----------+-----------+-----------------------------------------------------------------------------+</text:p>
      <text:p text:style-name="Standard">| sample | read_id <text:s text:c="6"/>| strand | start <text:s text:c="4"/>| end <text:s text:c="6"/>| seq <text:s text:c="72"/>|</text:p>
      <text:p text:style-name="Standard">+--------+---------------+--------+-----------+-----------+-----------------------------------------------------------------------------+</text:p>
      <text:p text:style-name="Standard">| HNS1 <text:s text:c="2"/>| SRR192333.47 <text:s/>| + <text:s text:c="5"/>| 207103170 | 207103244 | NTACCTGTCACAGCATCTAGCAAAGCACCTGAATTCTAGTATGAATTCAAATACATCTTTTGNTGGAAGGAAAGA | </text:p>
      <text:p text:style-name="Standard">| HNS1 <text:s text:c="2"/>| SRR192333.55 <text:s/>| + <text:s text:c="5"/>| <text:s text:c="3"/>569363 | <text:s text:c="3"/>569437 | CAACTATCTATAAACCTAGCCATGGCCATCCCCTTATGAGCGGGCGCAGTGATTATAGGCTTNCGCTCTAAGATT | </text:p>
      <text:p text:style-name="Standard">| HNS1 <text:s text:c="2"/>| SRR192333.81 <text:s/>| + <text:s text:c="5"/>| 183617070 | 183617144 | GTTGGGTTGGAGTTGTCCACTCGGCATTTGAAAAAACTGTCCAGGAAAGGCATTGTTTAAGGGGTAGCTCTCTAA | </text:p>
      <text:p text:style-name="Standard">| HNS1 <text:s text:c="2"/>| SRR192333.83 <text:s/>| + <text:s text:c="5"/>| <text:s text:c="3"/>570191 | <text:s text:c="3"/>570265 | GAGCTCACCATAGTCTAATAGAAAACAACCGAAACCAAATAATTCAAGCACTGCTTATTACAATTTTACTGGGTC | </text:p>
      <text:p text:style-name="Standard">| HNS1 <text:s text:c="2"/>| SRR192333.84 <text:s/>| - <text:s text:c="5"/>| <text:s/>23762371 | <text:s/>23762445 | CCAAAGTCCTGCCCATTGGCAAAGGCCTCCAGTACCGACAGGAGGTCCCTGTTGCAAATGGCTGTCCAGAGTCGC | </text:p>
      <text:p text:style-name="Standard">| HNS1 <text:s text:c="2"/>| SRR192333.85 <text:s/>| + <text:s text:c="5"/>| 150704024 | 150704098 | GTGAAATACGTTTAGGTTAATTTAGGATATATTAATGACATTATCCCACACATTGTTCATGTCATAGACATGAAC | </text:p>
      <text:p text:style-name="Standard">| HNS1 <text:s text:c="2"/>| SRR192333.126 | - <text:s text:c="5"/>| <text:s/>26143991 | <text:s/>26144065 | AATCGTGCCCAGCCTTGTTCTTAATTTTGTATCATCCAGTCATCGCTAATATTACACGCACCTTCTCACTTAATC | </text:p>
      <text:p text:style-name="Standard">| HNS1 <text:s text:c="2"/>| SRR192333.180 | + <text:s text:c="5"/>| 224573786 | 224573860 | GGCAGCTACTATAACAATAGCTTAACAACACTGAAAAATTTCAATTAAGTTCACCCTGTTTTTAGAAAGTGTCTA | </text:p>
      <text:p text:style-name="Standard">| HNS1 <text:s text:c="2"/>| SRR192333.192 | - <text:s text:c="5"/>| <text:s/>43392044 | <text:s/>43392118 | ATGGTAATAGTGTGGCCCTCAGTGCAAAGGAGACTAGAACCCGGCAGCCCAGACTGGCCCTTCCCCTCTCCTCCC | </text:p>
      <text:p text:style-name="Standard">| HNS1 <text:s text:c="2"/>| SRR192333.229 | + <text:s text:c="5"/>| <text:s/>42643189 | <text:s/>42643263 | TTACTCTGCAGGCTGCCATCTCATCTTGCCTCTGATCCTTCTAAGAGGCGCAAGTTGGCTGCCTTTCCAGAATCC | </text:p>
      <text:p text:style-name="Standard">+--------+---------------+--------+-----------+-----------+-----------------------------------------------------------------------------+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BAB Student</meta:initial-creator>
    <meta:creation-date>2012-07-31T13:26:37</meta:creation-date>
    <meta:document-statistic meta:table-count="0" meta:image-count="0" meta:object-count="0" meta:page-count="1" meta:paragraph-count="14" meta:word-count="164" meta:character-count="1941"/>
    <dc:date>2012-07-31T13:27:46</dc:date>
    <dc:creator>IBAB Student</dc:creator>
    <meta:editing-duration>PT00H01M11S</meta:editing-duration>
    <meta:editing-cycles>1</meta:editing-cycles>
    <meta:generator>OpenOffice.org/3.1$Linux OpenOffice.org_project/310m19$Build-9420</meta:generator>
  </office:meta>
</office:document-meta>
</file>